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Introducing Gordon Gekko to Stephen Hawk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wo choices – Two con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1492, Columbus received funding from Spain to sail West to Asia</text:p>
              </text:list-item>
              <text:list-item>
                <text:p>The Ming dynasty stopped treasure ship explorations that had reached the coast of Africa, because they were two expensive</text:p>
              </text:list-item>
              <text:list-item>
                <text:p>Consequences</text:p>
                <text:list>
                  <text:list-item>
                    <text:p>European world domination and the Industrial Revolution</text:p>
                  </text:list-item>
                  <text:list-item>
                    <text:p>A century of humiliation for Ch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les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onomic growth requires massive investments in science and technology, but those investments are becoming too expensive for governments.</text:p>
              </text:list-item>
              <text:list-item>
                <text:p>The WWW came from the CERN collider. <text:s/>The semiconductor and internet came from Apollo</text:p>
              </text:list-item>
              <text:list-item>
                <text:p>Creative funding solutions from private industry are essential to build these project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dif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mediate profit - Columbus was not motivated solely by prestige or curiosity. <text:s/>He wanted to make money selling spices.</text:p>
              </text:list-item>
              <text:list-item>
                <text:p>Competition - If Spain funded Columbus only after he was rejected by Portugal and England. Once Spain pushed into the New World, the other European powers had to foll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les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the next generation of science mega-projects, we need two things:</text:p>
                <text:list>
                  <text:list-item>
                    <text:p>Competition</text:p>
                  </text:list-item>
                  <text:list-item>
                    <text:p>Immediate profits</text:p>
                    <text:list>
                      <text:list-item>
                        <text:p>Tens of billions of dollars is a lot of money for a non-profit venture. <text:s/>It's a small, even trivial, amount of money for a for-profit compan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ysicists need these collid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iasprogram.ust.hk/201501fhep/conf.html" xlink:type="simple">http://iasprogram.ust.hk/201501fhep/conf.html</text:a></text:p>
              </text:list-item>
              <text:list-item>
                <text:p>Quote from conference - The scientific issues at stake are the most difficult and profound ones we have faced since the 1930's</text:p>
              </text:list-item>
              <text:list-item>
                <text:p>Fundamental understanding of the universe</text:p>
                <text:list>
                  <text:list-item>
                    <text:p>What is the universe made of?</text:p>
                  </text:list-item>
                  <text:list-item>
                    <text:p>How was the universe created?</text:p>
                  </text:list-item>
                  <text:list-item>
                    <text:p>What is the fate of univer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Particle collid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xt generation of colliders currently in design stage</text:p>
                <text:list>
                  <text:list-item>
                    <text:p>CERN</text:p>
                  </text:list-item>
                  <text:list-item>
                    <text:p>China</text:p>
                  </text:list-item>
                  <text:list-item>
                    <text:p>United States (?)</text:p>
                  </text:list-item>
                </text:list>
              </text:list-item>
              <text:list-item>
                <text:p>Massive engineering projects</text:p>
                <text:list>
                  <text:list-item>
                    <text:p>50 to 100 km tunnels</text:p>
                  </text:list-item>
                  <text:list-item>
                    <text:p>Magn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ve com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ther we have two or three projects or we have none of them.</text:p>
              </text:list-item>
              <text:list-item>
                <text:p>We can take people's competitive urges and focus it into doing better science rather than through destruction</text:p>
              </text:list-item>
              <text:list-item>
                <text:p>Business people are used to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ientific justification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cale of our vision and ambition must be commensurate with what the science demands – BE MORE AND NOT LESS AGGRESSIVE IN PURSUING IT</text:p>
              </text:list-item>
              <text:list-item>
                <text:p>We must seek revolutionary new ideas not only in the physics, but also in finance and politics. <text:s/>The limits that we face are not in the science, but in finance and politics, and there is where we need bold, creative, and ambitious thin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vision t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ther we can do this will determine if we remain on this planet or whether we can move to the stars</text:p>
              </text:list-item>
              <text:list-item>
                <text:p>Start with principles</text:p>
                <text:list>
                  <text:list-item>
                    <text:p>Constructive competition</text:p>
                  </text:list-item>
                  <text:list-item>
                    <text:p>Immediate pro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ve com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etition between the United States and the Soviet Union got us to the moon, but then the space race ended. <text:s/>We need to restart the space race. <text:s/>We need a Mars race, a Jupiter race, and a race to build the next particle collider</text:p>
              </text:list-item>
              <text:list-item>
                <text:p>Destructive competition is bad. <text:s/>No competition is also bad</text:p>
              </text:list-item>
              <text:list-item>
                <text:p>Constructive competition requires a lot of cooperation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Four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urope – FCC – Future circular collider</text:p>
              </text:list-item>
              <text:list-item>
                <text:p>China – CEPC / SPPC</text:p>
              </text:list-item>
              <text:list-item>
                <text:p>Japan - ILC</text:p>
              </text:list-item>
              <text:list-item>
                <text:p>United States - ?</text:p>
                <text:p/>
              </text:list-item>
              <text:list-item>
                <text:p>Cost: Billions and Bill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Eur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xt generation of collider after LHC</text:p>
              </text:list-item>
              <text:list-item>
                <text:p>To be build on the CERN site</text:p>
              </text:list-item>
              <text:list-item>
                <text:p>Political goals: Deepen European integration and remain number one in particle physics</text:p>
              </text:list-item>
              <text:list-item>
                <text:p>Currently in pre-CDR stage – Estimate about 10 years of design to 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hi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C – SPPC</text:p>
              </text:list-item>
              <text:list-item>
                <text:p>Site in China to be determined I</text:p>
              </text:list-item>
              <text:list-item>
                <text:p>Pre-CDR finished moving to CDR in 2015 </text:p>
              </text:list-item>
              <text:list-item>
                <text:p>Construction – Phase I in 2021 if funding approved. <text:s/>Phase I begins operations in 20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Jap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ational Linear Collider</text:p>
              </text:list-item>
              <text:list-item>
                <text:p>Likely to be sited in Japan</text:p>
              </text:list-item>
              <text:list-item>
                <text:p>Technical Design Review complete</text:p>
              </text:list-item>
              <text:list-item>
                <text:p>Awaiting go ahead for constr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United St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current projects sited in the United States</text:p>
              </text:list-item>
              <text:list-item>
                <text:p>If Europe, China, and Japan go ahead, then the United States will have to ask itself whether it still wants to be a superpower.</text:p>
              </text:list-item>
              <text:list-item>
                <text:p>This decision will be made around 2025.</text:p>
              </text:list-item>
              <text:list-item>
                <text:p>I believe that the United States will rise to the occasion. <text:s/>There will be a Sputnik mo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mmediate pro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projects will be difficult to justify without some immediate or near term profits</text:p>
              </text:list-item>
              <text:list-item>
                <text:p>Some element of non-profit government funding will be necessary, but private for-profit funding would be helpful.</text:p>
              </text:list-item>
              <text:list-item>
                <text:p>Good for the scientists – Multiple streams of funding, give the scientists the ability to direct the project in a way that will maximize sci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make money from a particle accele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tell us</text:p>
              </text:list-item>
              <text:list-item>
                <text:p>Bankers, real estate developers, urban planners, advertising and marketing experts are needed to come up with ideas</text:p>
              </text:list-item>
              <text:list-item>
                <text:p>Projects are in the planning stages and the physicists are open to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Possible id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pping malls and residential complexes?</text:p>
              </text:list-item>
              <text:list-item>
                <text:p>Clean energy development – geothermal?</text:p>
              </text:list-item>
              <text:list-item>
                <text:p>Theme parks? <text:s/>Science tourism?</text:p>
              </text:list-item>
              <text:list-item>
                <text:p>Biotech? Medical tourism?</text:p>
              </text:list-item>
              <text:list-item>
                <text:p>Robotics?</text:p>
              </text:list-item>
              <text:list-item>
                <text:p>High technology manufacturing centers?</text:p>
              </text:list-item>
              <text:list-item>
                <text:p>Educational technology?</text:p>
              </text:list-item>
              <text:list-item>
                <text:p>Long term space studies? <text:s/>How do you build a hotel on Mar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More than a particle physics labora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xt generation of physics megaprojects, will not just be a laboratory in physics, but also civil engineering, and business and finance</text:p>
              </text:list-item>
              <text:list-item>
                <text:p>We need not only the world's brightest physicists to make this work, but also the world's brightest financiers and real estat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economic future of humanity is at sta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we can't figure out how to make this work, we are doomed to economic stagnation.</text:p>
              </text:list-item>
              <text:list-item>
                <text:p>If this works, then we can start thinking about spreading out into the solar system and the cosm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ina is in the concept design review stage. <text:s/>CERN is in the pre-CDR stage.</text:p>
                <text:list>
                  <text:list-item>
                    <text:p>CERN </text:p>
                    <text:list>
                      <text:list-item>
                        <text:p><text:a xlink:href="http://indico.cern.ch/category/5259/" xlink:type="simple">http://indico.cern.ch/category/5259/</text:a></text:p>
                      </text:list-item>
                      <text:list-item>
                        <text:p><text:a xlink:href="http://tlep.web.cern.ch/contribute-to-the-design-study" xlink:type="simple">http://tlep.web.cern.ch/contribute-to-the-design-study</text:a></text:p>
                      </text:list-item>
                    </text:list>
                  </text:list-item>
                  <text:list-item>
                    <text:p>China CDR</text:p>
                    <text:list>
                      <text:list-item>
                        <text:p><text:a xlink:href="http://beijingcenterfuturecollider.wikispaces.com/" xlink:type="simple">http://beijingcenterfuturecollider.wikispaces.com/</text:a></text:p>
                      </text:list-item>
                      <text:list-item>
                        <text:p><text:a xlink:href="http://cepcdoc.ihep.ac.cn:7080/cepc/precdr/reg.htm" xlink:type="simple">http://cepcdoc.ihep.ac.cn:7080/cepc/precdr/reg.htm</text:a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About Bitqua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seph Wang (<text:a xlink:href="mailto:joequant@gmail.com" xlink:type="simple">joequant@gmail.com</text:a>)</text:p>
                <text:list>
                  <text:list-item>
                    <text:p>Ph.D. Astrophysics – University of Texas at Austin</text:p>
                  </text:list-item>
                  <text:list-item>
                    <text:p>Physics – MIT</text:p>
                  </text:list-item>
                  <text:list-item>
                    <text:p>VP-level quant at JPMorgan – NYC/Hong Kong</text:p>
                  </text:list-item>
                </text:list>
              </text:list-item>
              <text:list-item>
                <text:p>Bitquant Research Laboratories (http://www.bitquant.com.hk/)</text:p>
                <text:list>
                  <text:list-item>
                    <text:p>Research laboratory for applying physics and science to fi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  <style:font-face style:name="unifont" svg:font-family="unifont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1:11:20.413598883</meta:creation-date>
    <dc:date>2015-01-25T15:06:01.702586291</dc:date>
    <dc:creator>Wang Joseph</dc:creator>
    <meta:editing-duration>PT29M31S</meta:editing-duration>
    <meta:editing-cycles>13</meta:editing-cycles>
    <meta:generator>LibreOffice/4.3.4.1$Linux_X86_64 LibreOffice_project/430$Build-1</meta:generator>
    <meta:document-statistic meta:object-count="113"/>
  </office:meta>
</office:document-meta>
</file>